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2000001579B2974CBD0CDD05D.png" manifest:media-type="image/png"/>
  <manifest:file-entry manifest:full-path="Pictures/100000010000054B000001CDD91A2BB25A388682.png" manifest:media-type="image/png"/>
  <manifest:file-entry manifest:full-path="Pictures/10000001000006E90000016418EF785032619301.png" manifest:media-type="image/png"/>
  <manifest:file-entry manifest:full-path="Pictures/100000010000073E000002310E1A4011FFA936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178" officeooo:paragraph-rsid="00070178"/>
    </style:style>
    <style:style style:name="P2" style:family="paragraph" style:parent-style-name="Standard">
      <style:text-properties fo:font-size="21pt" officeooo:rsid="00070178" officeooo:paragraph-rsid="00070178" style:font-size-asian="18.3500003814697pt" style:font-size-complex="21pt"/>
    </style:style>
    <style:style style:name="P3" style:family="paragraph" style:parent-style-name="Standard">
      <style:text-properties fo:font-size="18pt" officeooo:rsid="00070178" officeooo:paragraph-rsid="00070178" style:font-size-asian="18pt" style:font-size-complex="18pt"/>
    </style:style>
    <style:style style:name="P4" style:family="paragraph" style:parent-style-name="Standard">
      <style:text-properties fo:font-size="16pt" fo:font-weight="bold" officeooo:rsid="00070178" officeooo:paragraph-rsid="00070178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fo:font-weight="bold" style:font-size-asian="15.75pt" style:font-weight-asian="bold" style:font-size-complex="18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<text:tab/><text:tab/><text:tab/><text:span text:style-name="T7">SQL Assignment no 8</text:span></text:p>
      <text:p text:style-name="P1"><text:s/><text:span text:style-name="T4">Formatting Query Output</text:span></text:p>
      <text:p text:style-name="P1"/>
      <text:p text:style-name="P1"><text:s text:c="2"/></text:p>
      <text:p text:style-name="P1"/>
      <text:p text:style-name="P4">1)</text:p>
      <text:p text:style-name="P3"><draw:frame draw:style-name="fr1" draw:name="Image1" text:anchor-type="char" svg:x="0cm" svg:y="0.217cm" svg:width="17cm" svg:height="5.144cm" draw:z-index="0"><draw:image xlink:href="Pictures/100000010000073E000002310E1A4011FFA936D1.png" xlink:type="simple" xlink:show="embed" xlink:actuate="onLoad" draw:mime-type="image/png"/></draw:frame></text:p>
      <text:p text:style-name="P1"/>
      <text:p text:style-name="P4"><draw:frame draw:style-name="fr1" draw:name="Image2" text:anchor-type="char" svg:x="0cm" svg:y="0.915cm" svg:width="17cm" svg:height="3.42cm" draw:z-index="1"><draw:image xlink:href="Pictures/10000001000006E90000016418EF785032619301.png" xlink:type="simple" xlink:show="embed" xlink:actuate="onLoad" draw:mime-type="image/png"/></draw:frame>2)</text:p>
      <text:p text:style-name="P1"/>
      <text:p text:style-name="P1"><draw:frame draw:style-name="fr1" draw:name="Image3" text:anchor-type="char" svg:x="0.053cm" svg:y="1.046cm" svg:width="17cm" svg:height="5.784cm" draw:z-index="2"><draw:image xlink:href="Pictures/100000010000054B000001CDD91A2BB25A388682.png" xlink:type="simple" xlink:show="embed" xlink:actuate="onLoad" draw:mime-type="image/png"/></draw:frame><text:span text:style-name="T6">3)</text:span></text:p>
      <text:p text:style-name="P1"/>
      <text:p text:style-name="P1"/>
      <text:p text:style-name="P1"/>
      <text:p text:style-name="P1"/>
      <text:p text:style-name="P1"><text:soft-page-break/><text:span text:style-name="T6">4)</text:span> <text:s text:c="31"/><draw:frame draw:style-name="fr1" draw:name="Image4" text:anchor-type="char" svg:x="-0.053cm" svg:y="1.402cm" svg:width="17cm" svg:height="3.221cm" draw:z-index="3"><draw:image xlink:href="Pictures/1000000100000712000001579B2974CBD0CDD0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8:54.681476526</meta:creation-date>
    <dc:date>2023-09-13T23:27:57.618162910</dc:date>
    <meta:editing-duration>PT8M42S</meta:editing-duration>
    <meta:editing-cycles>1</meta:editing-cycles>
    <meta:document-statistic meta:table-count="0" meta:image-count="4" meta:object-count="0" meta:page-count="2" meta:paragraph-count="7" meta:word-count="11" meta:character-count="89" meta:non-whitespace-character-count="45"/>
    <meta:generator>LibreOffice/7.3.7.2$Linux_X86_64 LibreOffice_project/30$Build-2</meta:generator>
  </office:meta>
</office:document-meta>
</file>